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.06 (?)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 WD</text:p>
          </table:table-cell>
          <table:table-cell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1" calcext:value-type="float">
            <text:p>2.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.08 (?)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Mg WD (?)</text:p>
          </table:table-cell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2" calcext:value-type="float">
            <text:p>2.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.19 (?)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3" calcext:value-type="float">
            <text:p>2.3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4" calcext:value-type="float">
            <text:p>2.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1.56" calcext:value-type="float">
            <text:p>1.5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5" calcext:value-type="float">
            <text:p>2.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7" calcext:value-type="float">
            <text:p>2.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8" calcext:value-type="float">
            <text:p>2.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9" calcext:value-type="float">
            <text:p>2.9</text:p>
          </table:table-cell>
          <table:table-cell office:value-type="float" office:value="1.13" calcext:value-type="float">
            <text:p>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.37 – 1.43 (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1" calcext:value-type="float">
            <text:p>3.1</text:p>
          </table:table-cell>
          <table:table-cell office:value-type="float" office:value="1.24" calcext:value-type="float">
            <text:p>1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2" calcext:value-type="float">
            <text:p>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7" calcext:value-type="float">
            <text:p>1.47</text:p>
          </table:table-cell>
          <table:table-cell office:value-type="float" office:value="1.64" calcext:value-type="float">
            <text:p>1.64</text:p>
          </table:table-cell>
          <table:table-cell office:value-type="float" office:value="3.1" calcext:value-type="float">
            <text:p>3.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9" calcext:value-type="float">
            <text:p>2.99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04" calcext:value-type="float">
            <text:p>4.04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6.24" calcext:value-type="float">
            <text:p>6.24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57" calcext:value-type="float">
            <text:p>4.57</text:p>
          </table:table-cell>
          <table:table-cell table:style-name="ce3" table:number-columns-repeated="4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4:50:49.74977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18T18:45:02.657987280</dc:date>
    <meta:editing-duration>P1DT12H18M14S</meta:editing-duration>
    <meta:editing-cycles>30</meta:editing-cycles>
    <meta:generator>LibreOffice/5.1.6.2$Linux_X86_64 LibreOffice_project/10m0$Build-2</meta:generator>
    <meta:document-statistic meta:table-count="1" meta:cell-count="139" meta:object-count="0"/>
  </office:meta>
</office:document-meta>
</file>